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ad322" officeooo:paragraph-rsid="002ad322"/>
    </style:style>
    <style:style style:name="P8" style:family="paragraph" style:parent-style-name="Text">
      <style:paragraph-properties fo:keep-with-next="always"/>
    </style:style>
    <style:style style:name="P9" style:family="paragraph" style:parent-style-name="Text_20_body">
      <style:text-properties officeooo:rsid="002b912a" officeooo:paragraph-rsid="002ad322"/>
    </style:style>
    <style:style style:name="P10" style:family="paragraph" style:parent-style-name="Heading_20_4">
      <style:paragraph-properties fo:break-before="page"/>
      <style:text-properties officeooo:rsid="002ed743" officeooo:paragraph-rsid="002ed743"/>
    </style:style>
    <style:style style:name="P11" style:family="paragraph" style:parent-style-name="Table_20_Contents">
      <style:text-properties officeooo:paragraph-rsid="002ad322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d743" style:font-style-asian="italic" style:font-style-complex="italic"/>
    </style:style>
    <style:style style:name="T4" style:family="text">
      <style:text-properties fo:font-style="italic" officeooo:rsid="002fc3d6" style:font-style-asian="italic" style:font-style-complex="italic"/>
    </style:style>
    <style:style style:name="T5" style:family="text">
      <style:text-properties fo:font-style="italic" officeooo:rsid="00306463" style:font-style-asian="italic" style:font-style-complex="italic"/>
    </style:style>
    <style:style style:name="T6" style:family="text">
      <style:text-properties officeooo:rsid="002ad322"/>
    </style:style>
    <style:style style:name="T7" style:family="text">
      <style:text-properties officeooo:rsid="002c5023"/>
    </style:style>
    <style:style style:name="T8" style:family="text">
      <style:text-properties officeooo:rsid="002d087b"/>
    </style:style>
    <style:style style:name="T9" style:family="text">
      <style:text-properties officeooo:rsid="002ed743"/>
    </style:style>
    <style:style style:name="T10" style:family="text">
      <style:text-properties officeooo:rsid="002fc3d6"/>
    </style:style>
    <style:style style:name="T11" style:family="text">
      <style:text-properties officeooo:rsid="003064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4"><text:span text:style-name="T11">Python</text:span> Programming Language</text:h>
      <text:p text:style-name="P7">Should <text:span text:style-name="T2">$PROJECT_</text:span><text:span text:style-name="T5">PYTHON</text:span> is set to its source directory in <text:span text:style-name="T2">CONFIG.toml</text:span> (default is “<text:span text:style-name="T2">sr</text:span><text:span text:style-name="T3">c</text:span><text:span text:style-name="T5">PYTHON</text:span><text:span text:style-name="T3">/</text:span>”<text:span text:style-name="T7">)</text:span>, AutomataCI shall <text:span text:style-name="T8">pull the dependencies for the Project similar to executing the commands manually in</text:span> Table <text:sequence-ref text:reference-format="category-and-value" text:ref-name="refText0">1</text:sequence-ref>.</text:p>
      <text:p text:style-name="P8"><text:span text:style-name="T6">Table</text:span> <text:sequence text:ref-name="refText0" text:name="Text" text:formula="ooow:Text+1" style:num-format="1">1</text:sequence>: <text:span text:style-name="T11">Python</text:span><text:span text:style-name="T9"> Programming Language</text:span><text:span text:style-name="T6"> </text:span><text:span text:style-name="T8">Dependencies Pull</text:span><text:span text:style-name="T6"> Commands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$ pip install -r requirements.txt 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  <style:text-properties fo:font-size="11pt" style:font-size-asian="11pt"/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19S</meta:editing-duration>
    <meta:editing-cycles>36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7:04:55.753413132</dc:date>
    <dc:creator>Kean Ho Chew</dc:creator>
    <meta:document-statistic meta:table-count="1" meta:image-count="0" meta:object-count="0" meta:page-count="1" meta:paragraph-count="9" meta:word-count="74" meta:character-count="507" meta:non-whitespace-character-count="442"/>
    <meta:template xlink:type="simple" xlink:actuate="onRequest" xlink:title="Official Book" xlink:href="../../templates/Book.ott" meta:date="2023-11-17T20:33:17.245827505"/>
  </office:meta>
</office:document-meta>
</file>